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16cm" fo:min-width="1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cm" svg:height="0.9cm" svg:x="1.2cm" svg:y="0.0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2cm" svg:y1="0.5cm" svg:x2="0cm" svg:y2="0.5cm" draw:start-shape="id1" draw:start-glue-point="3" svg:d="M1200 500h-1200" svg:viewBox="0 0 1201 1">
          <text:p/>
        </draw:connector>
        <draw:connector draw:style-name="gr3" draw:text-style-name="P2" draw:layer="layout" svg:x1="4cm" svg:y1="0.5cm" svg:x2="2.8cm" svg:y2="0.5cm" draw:end-shape="id1" draw:end-glue-point="1" svg:d="M4000 500h-1200" svg:viewBox="0 0 1201 1">
          <text:p/>
        </draw:connector>
        <draw:frame draw:style-name="gr4" draw:text-style-name="P2" draw:layer="layout" svg:width="0.925cm" svg:height="0.424cm" svg:x="1.5cm" svg:y="0.2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81cm" svg:height="0.424cm" svg:x="0.101cm" svg:y="0.0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849cm" svg:height="0.424cm" svg:x="2.901cm" svg:y="0.0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41:04.297124801</dc:date>
    <meta:editing-duration>PT13M23S</meta:editing-duration>
    <meta:editing-cycles>11</meta:editing-cycles>
    <meta:generator>LibreOffice/5.4.6.2$Linux_X86_64 LibreOffice_project/4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(s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